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8880f"/>
    </style:style>
    <style:style style:name="P2" style:family="paragraph" style:parent-style-name="Text_20_body">
      <style:text-properties officeooo:paragraph-rsid="001c6f3d"/>
    </style:style>
    <style:style style:name="P3" style:family="paragraph" style:parent-style-name="Text_20_body">
      <style:text-properties officeooo:rsid="0018880f"/>
    </style:style>
    <style:style style:name="P4" style:family="paragraph" style:parent-style-name="Text_20_body">
      <style:text-properties officeooo:rsid="0018880f" officeooo:paragraph-rsid="0018880f"/>
    </style:style>
    <style:style style:name="P5" style:family="paragraph" style:parent-style-name="Text_20_body">
      <style:text-properties officeooo:rsid="001968e1" officeooo:paragraph-rsid="001968e1"/>
    </style:style>
    <style:style style:name="P6" style:family="paragraph" style:parent-style-name="Text_20_body">
      <style:text-properties officeooo:rsid="001bdd56" officeooo:paragraph-rsid="001bdd56"/>
    </style:style>
    <style:style style:name="P7" style:family="paragraph" style:parent-style-name="Text_20_body">
      <style:text-properties officeooo:rsid="001c6f3d"/>
    </style:style>
    <style:style style:name="P8" style:family="paragraph" style:parent-style-name="Text_20_body">
      <style:text-properties officeooo:rsid="001c6f3d" officeooo:paragraph-rsid="001c6f3d"/>
    </style:style>
    <style:style style:name="P9" style:family="paragraph" style:parent-style-name="Subtitle">
      <style:text-properties officeooo:rsid="0018880f"/>
    </style:style>
    <style:style style:name="P10" style:family="paragraph" style:parent-style-name="Title">
      <style:text-properties officeooo:rsid="0018880f"/>
    </style:style>
    <style:style style:name="P11" style:family="paragraph" style:parent-style-name="Preformatted_20_Text">
      <style:text-properties officeooo:rsid="001c6f3d" officeooo:paragraph-rsid="001c6f3d"/>
    </style:style>
    <style:style style:name="P12" style:family="paragraph" style:parent-style-name="Contents_20_Heading">
      <style:paragraph-properties fo:break-before="page"/>
    </style:style>
    <style:style style:name="P13" style:family="paragraph" style:parent-style-name="Text_20_body">
      <style:text-properties officeooo:rsid="001d322e" officeooo:paragraph-rsid="001d322e"/>
    </style:style>
    <style:style style:name="P14" style:family="paragraph" style:parent-style-name="Text_20_body" style:list-style-name="L1">
      <style:text-properties officeooo:rsid="001d322e" officeooo:paragraph-rsid="001d322e"/>
    </style:style>
    <style:style style:name="P15" style:family="paragraph" style:parent-style-name="Text_20_body">
      <style:text-properties officeooo:rsid="001dc5cd" officeooo:paragraph-rsid="001dc5cd"/>
    </style:style>
    <style:style style:name="P16" style:family="paragraph" style:parent-style-name="Text_20_body">
      <style:text-properties officeooo:paragraph-rsid="001f4e41"/>
    </style:style>
    <style:style style:name="P17" style:family="paragraph" style:parent-style-name="Text_20_body">
      <style:text-properties officeooo:paragraph-rsid="002112a2"/>
    </style:style>
    <style:style style:name="P18" style:family="paragraph" style:parent-style-name="Text_20_body">
      <style:text-properties officeooo:paragraph-rsid="0021c478"/>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paragraph-properties fo:break-before="page"/>
      <style:text-properties officeooo:rsid="001ab385" officeooo:paragraph-rsid="001ab385"/>
    </style:style>
    <style:style style:name="P21" style:family="paragraph" style:parent-style-name="Heading_20_1">
      <style:paragraph-properties fo:break-before="page"/>
      <style:text-properties officeooo:rsid="001bdd56" officeooo:paragraph-rsid="001bdd56"/>
    </style:style>
    <style:style style:name="P22" style:family="paragraph" style:parent-style-name="Heading_20_1">
      <style:paragraph-properties fo:break-before="page"/>
      <style:text-properties officeooo:rsid="001d322e" officeooo:paragraph-rsid="001d322e"/>
    </style:style>
    <style:style style:name="P23" style:family="paragraph" style:parent-style-name="Heading_20_2">
      <style:text-properties officeooo:rsid="001bdd56" officeooo:paragraph-rsid="001bdd56"/>
    </style:style>
    <style:style style:name="P24" style:family="paragraph" style:parent-style-name="Heading_20_2">
      <style:text-properties officeooo:rsid="001c6f3d" officeooo:paragraph-rsid="001c6f3d"/>
    </style:style>
    <style:style style:name="P25" style:family="paragraph" style:parent-style-name="Heading_20_2">
      <style:paragraph-properties fo:break-before="page"/>
      <style:text-properties officeooo:rsid="001d322e" officeooo:paragraph-rsid="001d322e"/>
    </style:style>
    <style:style style:name="P26" style:family="paragraph" style:parent-style-name="Heading_20_2">
      <style:paragraph-properties fo:break-before="page"/>
      <style:text-properties officeooo:paragraph-rsid="001f4e41"/>
    </style:style>
    <style:style style:name="P27" style:family="paragraph" style:parent-style-name="Heading_20_2">
      <style:paragraph-properties fo:break-before="page"/>
      <style:text-properties officeooo:paragraph-rsid="002112a2"/>
    </style:style>
    <style:style style:name="P28" style:family="paragraph" style:parent-style-name="Heading_20_2">
      <style:paragraph-properties fo:break-before="page"/>
      <style:text-properties officeooo:paragraph-rsid="0021c478"/>
    </style:style>
    <style:style style:name="P29" style:family="paragraph" style:parent-style-name="Preformatted_20_Text">
      <style:text-properties officeooo:rsid="001d322e"/>
    </style:style>
    <style:style style:name="P30" style:family="paragraph" style:parent-style-name="Preformatted_20_Text">
      <style:text-properties officeooo:rsid="001d322e" officeooo:paragraph-rsid="001d322e"/>
    </style:style>
    <style:style style:name="P31" style:family="paragraph" style:parent-style-name="Preformatted_20_Text">
      <style:text-properties officeooo:rsid="001d322e" officeooo:paragraph-rsid="001f4e41"/>
    </style:style>
    <style:style style:name="P32" style:family="paragraph" style:parent-style-name="Preformatted_20_Text">
      <style:text-properties officeooo:rsid="001d322e" officeooo:paragraph-rsid="002112a2"/>
    </style:style>
    <style:style style:name="P33" style:family="paragraph" style:parent-style-name="Preformatted_20_Text">
      <style:text-properties officeooo:rsid="001dc5cd"/>
    </style:style>
    <style:style style:name="P34" style:family="paragraph" style:parent-style-name="Preformatted_20_Text">
      <style:text-properties officeooo:paragraph-rsid="002112a2"/>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8880f"/>
    </style:style>
    <style:style style:name="T2" style:family="text">
      <style:text-properties officeooo:rsid="00191241"/>
    </style:style>
    <style:style style:name="T3" style:family="text">
      <style:text-properties officeooo:rsid="001968e1"/>
    </style:style>
    <style:style style:name="T4" style:family="text">
      <style:text-properties officeooo:rsid="001c6f3d"/>
    </style:style>
    <style:style style:name="T5" style:family="text">
      <style:text-properties officeooo:rsid="001d322e"/>
    </style:style>
    <style:style style:name="T6" style:family="text">
      <style:text-properties officeooo:rsid="001f4e41"/>
    </style:style>
    <style:style style:name="T7" style:family="text">
      <style:text-properties officeooo:rsid="002112a2"/>
    </style:style>
    <style:style style:name="T8" style:family="text">
      <style:text-properties officeooo:rsid="0021c478"/>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Kontalk client/server protocol</text:p>
      <text:p text:style-name="P9">Revision 1</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2">Index</text:p>
          </text:index-title>
          <text:p text:style-name="P19">1. Protocol overview<text:tab/>3</text:p>
          <text:p text:style-name="P19">2. User registration and authentication<text:tab/>4</text:p>
          <text:p text:style-name="P35">2.1. User registration<text:tab/>4</text:p>
          <text:p text:style-name="P35">2.2. Authentication<text:tab/>4</text:p>
          <text:p text:style-name="P19">3. The endpoints<text:tab/>5</text:p>
          <text:p text:style-name="P35">3.1. validation<text:tab/>6</text:p>
          <text:p text:style-name="P35">3.2. authentication<text:tab/>7</text:p>
          <text:p text:style-name="P35">3.3. serverinfo<text:tab/>8</text:p>
          <text:p text:style-name="P35">3.4. received<text:tab/>9</text:p>
          <text:p text:style-name="P35">3.5. message<text:tab/>10</text:p>
          <text:p text:style-name="P35">3.6. lookup<text:tab/>11</text:p>
          <text:p text:style-name="P35">3.7. polling<text:tab/>12</text:p>
          <text:p text:style-name="P35">3.8. download<text:tab/>13</text:p>
          <text:p text:style-name="P35">3.9. update<text:tab/>14</text:p>
          <text:p text:style-name="P35">3.10. serverlist<text:tab/>15</text:p>
        </text:index-body>
      </text:table-of-content>
      <text:p text:style-name="P3"/>
      <text:h text:style-name="P20" text:outline-level="1">Protocol overview</text:h>
      <text:p text:style-name="P4">The Kontalk protocol operates entirely on HTTP GET or POST requests. No other method should be used in order to maintain portability and access even for users behind proxies and similar.</text:p>
      <text:p text:style-name="P4">A Kontalk server is seen by a client using its base URL – we will take the Kontalk main server as an example:</text:p>
      <text:p text:style-name="Preformatted_20_Text"><text:a xlink:type="simple" xlink:href="http://www.kontalk.net/messenger"><text:span text:style-name="T1">http://www.kontalk.net/messenger</text:span></text:a></text:p>
      <text:p text:style-name="P4"/>
      <text:p text:style-name="P1"><text:span text:style-name="T1">Starting from this URL, various server functions can be called. Almost every command is issued mainly by appending parts to the base URL (e.g. path parts and parameters), </text:span><text:span text:style-name="T2">except for </text:span><text:span text:style-name="T1">some commands which require a request body after the HTTP headers (e.g. sending messages).</text:span></text:p>
      <text:p text:style-name="Text_20_body"><text:span text:style-name="T2">All the response bodies of the Kontalk server are sent using Google Protocol Buffers (</text:span><text:a xlink:type="simple" xlink:href="http://code.google.com/apis/protocolbuffers/"><text:span text:style-name="T3">http://code.google.com/apis/protocolbuffers/</text:span></text:a><text:span text:style-name="T3">), serialized on the channel and sent as raw data, using the content type </text:span><text:span text:style-name="Source_20_Text"><text:span text:style-name="T3">application/x-google-protobuf</text:span></text:span><text:span text:style-name="T3">.</text:span></text:p>
      <text:p text:style-name="P5">As for the request bodies, some of them are raw data (e.g. messages to be sent), others are packaged using protocol buffers, like responses. All of that will be explained in detail later in this document.</text:p>
      <text:h text:style-name="P21" text:outline-level="1">User registration and authentication</text:h>
      <text:h text:style-name="P23" text:outline-level="2">User registration</text:h>
      <text:p text:style-name="P6">User registration is done using a two-way verification process. In the first step, the client sends to the server the user's phone number. The server then sends a message to that number (presumably on the same device) with a validation code.</text:p>
      <text:p text:style-name="P6">The client catches that code and sends it to the server, proving that the phone number is real and owned by the actual user who is trying to register.</text:p>
      <text:p text:style-name="P6">If the servers verifies that the validation code is correct, it generates a user authentication token and sends it to the client. The token is a special string that is passed over in all subsequent requests to the server – it uniquely identifies a user/device pair (this allows multiple devices to be registered with the same phone number – e.g. a phone with a SIM card and a tablet without SIM card).</text:p>
      <text:p text:style-name="P6"/>
      <text:h text:style-name="P24" text:outline-level="2">Authentication</text:h>
      <text:p text:style-name="P2"><text:span text:style-name="T4">In any case – if requested by the specific command – any HTTP request to the server must be accompanied by the user authentication token received during the registration process. This must be passed using the </text:span><text:span text:style-name="Source_20_Text"><text:span text:style-name="T4">Authorization</text:span></text:span><text:span text:style-name="T4"> header:</text:span></text:p>
      <text:p text:style-name="P11">Authorization: KontalkToken auth=[token]</text:p>
      <text:p text:style-name="P7"/>
      <text:p text:style-name="P8">where [token] is the user authentication token. Not passing that header will result in a 403 Forbidden HTTP error code.</text:p>
      <text:p text:style-name="P8">Note that not all commands need authentication (e.g. requesting information about the server is a public command).</text:p>
      <text:h text:style-name="P22" text:outline-level="1">The endpoints</text:h>
      <text:p text:style-name="P13">The “endpoints” can be interpreted as commands sent to the server. There are several endpoints for a Kontalk server, each serving a different purpose:</text:p>
      <text:list xml:id="list573170296" text:style-name="L1">
        <text:list-item>
          <text:p text:style-name="P14">validation</text:p>
        </text:list-item>
        <text:list-item>
          <text:p text:style-name="P14">authentication</text:p>
        </text:list-item>
        <text:list-item>
          <text:p text:style-name="P14">serverinfo</text:p>
        </text:list-item>
        <text:list-item>
          <text:p text:style-name="P14">received</text:p>
        </text:list-item>
        <text:list-item>
          <text:p text:style-name="P14">message</text:p>
        </text:list-item>
        <text:list-item>
          <text:p text:style-name="P14">lookup</text:p>
        </text:list-item>
        <text:list-item>
          <text:p text:style-name="P14">polling</text:p>
        </text:list-item>
        <text:list-item>
          <text:p text:style-name="P14">download</text:p>
        </text:list-item>
        <text:list-item>
          <text:p text:style-name="P14">update</text:p>
        </text:list-item>
        <text:list-item>
          <text:p text:style-name="P14">serverlist</text:p>
        </text:list-item>
      </text:list>
      <text:p text:style-name="P13"/>
      <text:p text:style-name="P13">A client can use an endpoint simply by appending its name to the base server URL:</text:p>
      <text:p text:style-name="P29">http://www.kontalk.net/messenger/validation</text:p>
      <text:h text:style-name="P25" text:outline-level="2">validation</text:h>
      <text:p text:style-name="P13">The validation endpoint is used to send a user's phone number to the server so that it can be verified. The syntax is really simple:</text:p>
      <text:p text:style-name="P30">http://www.kontalk.net/messenger/validation/[number]</text:p>
      <text:p text:style-name="P30"/>
      <text:p text:style-name="P13">where [number] is the URL-encoded phone number – including the international prefix in the form +NN.</text:p>
      <text:p text:style-name="P15">The response is defined messages.proto:</text:p>
      <text:p text:style-name="P33">message PhoneValidation {</text:p>
      <text:p text:style-name="P33"><text:s text:c="4"/>required Status status = 1;</text:p>
      <text:p text:style-name="P33"><text:s text:c="4"/>optional string sms_from = 2;</text:p>
      <text:p text:style-name="P33">}</text:p>
      <text:p text:style-name="P33"/>
      <text:p text:style-name="P15">The status field is the result of the validation; sms_from field is optional and can contain the phone number from which the validation SMS would be sent – this <text:span text:style-name="T6">might be</text:span> useful to the client to catch the <text:span text:style-name="T6">correct </text:span>incoming SMS.</text:p>
      <text:h text:style-name="P26" text:outline-level="2"><text:span text:style-name="T6">authentication</text:span></text:h>
      <text:p text:style-name="P16"><text:span text:style-name="T6">The authentication endpoint is used to send the validation code received by SMS to the server. This is required to receive a user authentication token.</text:span></text:p>
      <text:p text:style-name="P31"><text:span text:style-name="T6">http://www.kontalk.net/messenger/authentication/[code]</text:span></text:p>
      <text:p text:style-name="P31"><text:span text:style-name="T6"/></text:p>
      <text:p text:style-name="P16"><text:span text:style-name="T6">where [code] is the URL-encoded validation code received by SMS. The response is defined in messages.proto:</text:span></text:p>
      <text:p text:style-name="Preformatted_20_Text"><text:span text:style-name="T6">message Authentication {</text:span></text:p>
      <text:p text:style-name="Preformatted_20_Text"><text:span text:style-name="T6"><text:s text:c="4"/>required Status status = 1;</text:span></text:p>
      <text:p text:style-name="Preformatted_20_Text"><text:span text:style-name="T6"><text:s text:c="4"/>optional string token = 2;</text:span></text:p>
      <text:p text:style-name="Preformatted_20_Text"><text:span text:style-name="T6">}</text:span></text:p>
      <text:p text:style-name="Preformatted_20_Text"><text:span text:style-name="T6"/></text:p>
      <text:p text:style-name="P16"><text:span text:style-name="T6">The status field is the result of the command; if the status is success, the token field will contain the user authentication token.</text:span></text:p>
      <text:h text:style-name="P27" text:outline-level="2"><text:span text:style-name="T7">serverinfo</text:span></text:h>
      <text:p text:style-name="P17"><text:span text:style-name="T7">The serverinfo command is a simple query for information about the server. It has no arguments:</text:span></text:p>
      <text:p text:style-name="P32"><text:span text:style-name="T6">http://www.kontalk.net/messenger/</text:span><text:span text:style-name="T7">serverinfo</text:span></text:p>
      <text:p text:style-name="P32"><text:span text:style-name="T6"/></text:p>
      <text:p text:style-name="P17"><text:span text:style-name="T7">The response is defined in messages.proto:</text:span></text:p>
      <text:p text:style-name="Preformatted_20_Text"><text:span text:style-name="T7">message ServerInfo {</text:span></text:p>
      <text:p text:style-name="Preformatted_20_Text"><text:span text:style-name="T7"><text:s text:c="4"/>required string version = 1;</text:span></text:p>
      <text:p text:style-name="Preformatted_20_Text"><text:span text:style-name="T7"><text:s text:c="4"/>required uint32 client_protocol = 2;</text:span></text:p>
      <text:p text:style-name="Preformatted_20_Text"><text:span text:style-name="T7"><text:s text:c="4"/>required uint32 server_protocol = 3;</text:span></text:p>
      <text:p text:style-name="Preformatted_20_Text"><text:span text:style-name="T7"><text:s text:c="4"/>required string fingerprint = 4;</text:span></text:p>
      <text:p text:style-name="Preformatted_20_Text"><text:span text:style-name="T7"><text:s text:c="4"/>// supported features</text:span></text:p>
      <text:p text:style-name="Preformatted_20_Text"><text:span text:style-name="T7"><text:s text:c="4"/>repeated string supports = 5;</text:span></text:p>
      <text:p text:style-name="Preformatted_20_Text"><text:span text:style-name="T7">}</text:span></text:p>
      <text:p text:style-name="Preformatted_20_Text"><text:span text:style-name="T7"/></text:p>
      <text:p text:style-name="P17"><text:span text:style-name="T7">The version field contains the version string of the Kontalk server implementation; client_protocol and server_protocol are respectively the client and server revision of the communication protocol; fingerprint is the server identifier on the network.</text:span></text:p>
      <text:p text:style-name="P17"><text:span text:style-name="T7">The supports field can contain almost anything else not covered by the other fields (e.g. push notification support). The possible values will be covered later.</text:span></text:p>
      <text:h text:style-name="P27" text:outline-level="2"><text:span text:style-name="T7">received</text:span></text:h>
      <text:p text:style-name="P17"><text:span text:style-name="T7">The received command is used to confirm a received message to the server – so it can send a receipt to the sender.</text:span></text:p>
      <text:p text:style-name="P34"><text:span text:style-name="T6">http://www.kontalk.net/messenger/</text:span><text:span text:style-name="T7">received?i=[id]&amp;i=[id]&amp;...</text:span></text:p>
      <text:p text:style-name="P32"><text:span text:style-name="T7"/></text:p>
      <text:p text:style-name="P17"><text:span text:style-name="T7">The “i” parameters are the message IDs to confirm. The client can confirm multiple messages with one request.</text:span></text:p>
      <text:p text:style-name="P17"><text:span text:style-name="T7">Once the messages are confirmed, the server will queue a receipt to the sender(s) immediately.</text:span></text:p>
      <text:h text:style-name="P28" text:outline-level="2"><text:span text:style-name="T8">message</text:span></text:h>
      <text:p text:style-name="P18"><text:span text:style-name="T8">TODO</text:span></text:p>
      <text:h text:style-name="P28" text:outline-level="2"><text:span text:style-name="T8">lookup</text:span></text:h>
      <text:p text:style-name="P18"><text:span text:style-name="T8">TODO</text:span></text:p>
      <text:h text:style-name="P28" text:outline-level="2"><text:span text:style-name="T8">polling</text:span></text:h>
      <text:p text:style-name="P18"><text:span text:style-name="T8">TODO</text:span></text:p>
      <text:h text:style-name="P28" text:outline-level="2"><text:span text:style-name="T8">download</text:span></text:h>
      <text:p text:style-name="P18"><text:span text:style-name="T8">TODO</text:span></text:p>
      <text:h text:style-name="P28" text:outline-level="2"><text:span text:style-name="T8">update</text:span></text:h>
      <text:p text:style-name="P18"><text:span text:style-name="T8">TODO</text:span></text:p>
      <text:h text:style-name="P28" text:outline-level="2"><text:span text:style-name="T8">serverlist</text:span></text:h>
      <text:p text:style-name="P18"><text:span text:style-name="T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Marginalia" style:family="paragraph" style:parent-style-name="Text_20_body" style:class="text">
      <style:paragraph-properties fo:margin-left="4.001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xample" style:family="text">
      <style:text-properties style:font-name="DejaVu Sans Mono" style:font-name-asian="DejaVu Sans1" style:font-name-complex="DejaVu Sans Mono"/>
    </style:style>
    <style:style style:name="Line_20_numbering" style:display-name="Line numbering"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DejaVu Sans Mono" style:font-name-asian="DejaVu Sans1"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 Ricci</meta:initial-creator>
    <meta:creation-date>2011-12-16T20:49:27</meta:creation-date>
    <dc:date>2011-12-17T01:01:08</dc:date>
    <dc:creator>Daniele Ricci</dc:creator>
    <meta:editing-duration>PT01H19M56S</meta:editing-duration>
    <meta:editing-cycles>13</meta:editing-cycles>
    <meta:generator>OpenOffice.org/3.2$Linux OpenOffice.org_project/320m19$Build-9505</meta:generator>
    <meta:document-statistic meta:table-count="0" meta:image-count="0" meta:object-count="0" meta:page-count="15" meta:paragraph-count="99" meta:word-count="898" meta:character-count="5660"/>
  </office:meta>
</office:document-meta>
</file>